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4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1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paragraph-properties fo:text-align="start"/>
      <style:text-properties style:font-name="Segoe UI1" fo:font-size="32pt" style:text-underline-style="none" style:font-size-asian="32pt" style:font-size-complex="32pt"/>
    </style:style>
    <style:style style:name="T1" style:family="text">
      <style:text-properties style:font-name="Liberation Sans Narrow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33% 58%" style:font-name="Segoe UI Semibold1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style:font-name="Segoe UI Semibold1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style:font-name="Segoe UI1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style:font-name="Segoe UI Semibold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fo:font-variant="small-caps" style:font-name="Segoe UI Semibold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style:text-position="33% 58%" style:font-name="Segoe UI Semibold1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9" style:family="text">
      <style:text-properties style:font-name="Segoe UI Semibold1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variant="small-caps" style:font-name="Segoe UI Semibold1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style:font-name="Segoe UI1" fo:font-size="20pt" style:text-underline-style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48cm" svg:x="1.778cm" svg:y="1.016cm">
          <draw:text-box>
            <text:p text:style-name="P1"><text:span text:style-name="T1">OLD TESTAMENT</text:span></text:p>
            <text:p text:style-name="P1"><text:span text:style-name="T2">1 Kings 19:1-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4.384cm" svg:height="4.76cm" svg:x="1.778cm" svg:y="1.016cm">
          <draw:text-box>
            <text:p text:style-name="P4"><text:span text:style-name="T3">1</text:span><text:span text:style-name="T4">Ahab told Jezebel all that Elijah had done, and how he had killed all the prophets with the swo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5" draw:layer="layout" svg:width="24.384cm" svg:height="6.263cm" svg:x="1.778cm" svg:y="1.016cm">
          <draw:text-box>
            <text:p text:style-name="P4"><text:span text:style-name="T3">2</text:span><text:span text:style-name="T4">Then Jezebel sent a messenger to Elijah, saying, “So may the gods do to me and more also, if I do not make your life as the life of one of them by this time tomorrow.”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5" draw:layer="layout" svg:width="24.384cm" svg:height="4.76cm" svg:x="1.778cm" svg:y="1.016cm">
          <draw:text-box>
            <text:p text:style-name="P4"><text:span text:style-name="T3">3</text:span><text:span text:style-name="T4">Then he was afraid, and he arose and ran for his life and came to Beersheba, which belongs to Judah, and left his servant the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5" draw:layer="layout" svg:width="24.384cm" svg:height="4.76cm" svg:x="1.778cm" svg:y="1.016cm">
          <draw:text-box>
            <text:p text:style-name="P4"><text:span text:style-name="T3">4</text:span><text:span text:style-name="T4">But he himself went a day’s journey into the wilderness and came and sat down under a broom t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5" draw:layer="layout" svg:width="24.384cm" svg:height="4.76cm" svg:x="1.778cm" svg:y="1.016cm">
          <draw:text-box>
            <text:p text:style-name="P4"><text:span text:style-name="T6">And he asked that he might die, saying, “It is enough; now, O </text:span><text:span text:style-name="T7">Lord</text:span><text:span text:style-name="T6">, take away my life, for I am no better than my fathers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5" draw:layer="layout" svg:width="24.384cm" svg:height="4.76cm" svg:x="1.778cm" svg:y="1.016cm">
          <draw:text-box>
            <text:p text:style-name="P4"><text:span text:style-name="T8">5</text:span><text:span text:style-name="T9">And he lay down and slept under a broom tree. And behold, an angel touched him and said to him, “Arise and eat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4" draw:text-style-name="P5" draw:layer="layout" svg:width="24.384cm" svg:height="6.263cm" svg:x="1.778cm" svg:y="1.016cm">
          <draw:text-box>
            <text:p text:style-name="P4"><text:span text:style-name="T8">6</text:span><text:span text:style-name="T9">And he looked, and behold, there was at his head a cake baked on hot stones and a jar of water. And he ate and drank and lay down ag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5" draw:layer="layout" svg:width="24.384cm" svg:height="4.76cm" svg:x="1.778cm" svg:y="1.016cm">
          <draw:text-box>
            <text:p text:style-name="P4"><text:span text:style-name="T3">7</text:span><text:span text:style-name="T4">And the angel of the </text:span><text:span text:style-name="T10">Lord</text:span><text:span text:style-name="T4"> came again a second time and touched him and said, “Arise and eat, for the journey is too great for you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5" draw:text-style-name="P5" draw:layer="layout" svg:width="24.384cm" svg:height="5.7cm" svg:x="1.778cm" svg:y="1.016cm">
          <draw:text-box>
            <text:p text:style-name="P4"><text:span text:style-name="T3">8</text:span><text:span text:style-name="T4">And he arose and ate and drank, and went in the strength of that food forty days and forty nights to Horeb, the mount of God.</text:span></text:p>
            <text:p text:style-name="P4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7T17:03:31.728000000</meta:creation-date>
    <dc:title>Blue template</dc:title>
    <meta:editing-duration>PT8M9S</meta:editing-duration>
    <meta:editing-cycles>5</meta:editing-cycles>
    <meta:generator>LibreOffice/6.0.5.2$Windows_X86_64 LibreOffice_project/54c8cbb85f300ac59db32fe8a675ff7683cd5a16</meta:generator>
    <dc:date>2018-08-08T16:55:49.486000000</dc:date>
    <meta:document-statistic meta:object-count="51"/>
  </office:meta>
</office:document-meta>
</file>